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6">
        <text:h text:style-name="Heading_20_4" text:outline-level="4">Show Text Sections:</text:h>
        <text:p text:style-name="Text_20_body_20_indent_20_Organon">For a better user experience the text section boundaries can be toggled.</text:p>
        <text:p text:style-name="Standard"><text:bookmark text:name="tw-target1"/></text:p>
        <text:section text:style-name="Sect2" text:name="Bereich10">
          <text:section text:style-name="Sect2" text:name="Bereich11">
            <text:p text:style-name="Text_20_body_20_indent_20_Organon"><text:bookmark text:name="tw-target-text2"/><text:bookmark text:name="tw-target-text-container1"/>In LO the function turns off of both text boundaries and area boundaries .</text:p>
            <text:p text:style-name="Text_20_body_20_indent_20_Organon">In OO , the area boundaries need to be switched off separately:</text:p>
            <text:p text:style-name="Text_20_body_20_indent_20_Organon">Tools / Settings / OpenOffice / Appearance / Area Borders</text:p>
            <text:p text:style-name="Text_20_body_20_indent_20_Organon"><text:bookmark text:name="tw-target"/></text:p>
          </text:section>
        </text:section>
        <text:section text:style-name="Sect2" text:name="Bereich7">
          <text:section text:style-name="Sect2" text:name="Bereich9">
            <text:p text:style-name="Text_20_body_20_indent_20_Organon"><text:bookmark text:name="tw-target-text1"/><text:bookmark text:name="tw-target-text-container"/>The function is accessible in Writer as View / Text Boundaries also.</text:p>
          </text:section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63" meta:character-count="353"/>
    <dc:date>2015-05-09T11:53:22.16</dc:date>
    <meta:editing-duration>P0D</meta:editing-duration>
    <meta:editing-cycles>1</meta:editing-cycles>
    <meta:generator>OpenOffice/4.1.1$Win32 OpenOffice.org_project/411m6$Build-9775</meta:generator>
  </office:meta>
</office:document-meta>
</file>